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6.94pt"/>
    </style:style>
    <style:style style:name="co2" style:family="table-column">
      <style:table-column-properties fo:break-before="auto" style:column-width="228.5pt"/>
    </style:style>
    <style:style style:name="co3" style:family="table-column">
      <style:table-column-properties fo:break-before="auto" style:column-width="182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5.8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ro4" style:family="table-row">
      <style:table-row-properties style:row-height="52.95pt" fo:break-before="auto" style:use-optimal-row-height="true"/>
    </style:style>
    <style:style style:name="ro5" style:family="table-row">
      <style:table-row-properties style:row-height="35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Handl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Objects disappear when the viewport exceeds the geometric bounds of the old object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s clip through the floor when their vertices are altered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he center of mass of a modified mesh object remains unchanged by vertex alterations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reed BGE data causes script failure – Keeping track of BGE objects in lists and dictionaries needs a more simplified and sound solution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e to files being constantly rewritten, SSD drives are not recommended for storing the game’s files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ic Python HTTP Server is a severe security risk – recommended change to Flask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ew user server attempt shows no objects under some circumstances, but clients can join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14:17:23.280477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6:22:37.197733005</meta:creation-date>
    <dc:date>2017-10-12T14:17:35.117848553</dc:date>
    <meta:editing-duration>PT9H23M5S</meta:editing-duration>
    <meta:editing-cycles>9</meta:editing-cycles>
    <meta:generator>LibreOffice/5.1.6.2$Linux_X86_64 LibreOffice_project/10m0$Build-2</meta:generator>
    <meta:document-statistic meta:table-count="1" meta:cell-count="17" meta:object-count="0"/>
  </office:meta>
</office:document-meta>
</file>